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1c1c1c"/>
    </style:style>
    <style:style style:name="gr1" style:family="graphic" style:parent-style-name="standard">
      <style:graphic-properties draw:stroke="solid" svg:stroke-color="#ffffff" draw:fill="solid" draw:fill-color="#333333" draw:textarea-vertical-align="middle" fo:min-height="1.02cm"/>
      <style:paragraph-properties style:writing-mode="lr-tb"/>
    </style:style>
    <style:style style:name="gr2" style:family="graphic" style:parent-style-name="objectwithoutfill">
      <style:graphic-properties svg:stroke-color="#81d41a" draw:marker-end="Arrow" draw:marker-end-width="0.3cm" draw:fill="solid" draw:textarea-vertical-align="middle"/>
    </style:style>
    <style:style style:name="gr3" style:family="graphic" style:parent-style-name="standard">
      <style:graphic-properties draw:stroke="solid" svg:stroke-color="#ffffff" draw:fill="solid" draw:fill-color="#333333" draw:opacity="100%" draw:textarea-vertical-align="middle" fo:min-height="1.02cm" draw:shadow="hidden"/>
      <style:paragraph-properties style:writing-mode="lr-tb"/>
    </style:style>
    <style:style style:name="gr4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5" style:family="graphic" style:parent-style-name="standard">
      <style:graphic-properties draw:stroke="solid" svg:stroke-color="#ffffff" draw:fill="solid" draw:fill-color="#333333" draw:textarea-vertical-align="middle" fo:min-height="0.994cm"/>
      <style:paragraph-properties style:writing-mode="lr-tb"/>
    </style:style>
    <style:style style:name="gr6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333333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style:paragraph-properties fo:text-align="center"/>
      <style:text-properties fo:color="#ffffff"/>
    </style:style>
    <style:style style:name="P5" style:family="paragraph">
      <loext:graphic-properties draw:fill="solid" draw:fill-color="#333333" draw:opacity="100%"/>
      <style:paragraph-properties fo:text-align="center"/>
      <style:text-properties fo: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xml:id="id1" draw:id="id1" draw:layer="layout" svg:width="5.08cm" svg:height="1.27cm" svg:x="1.289cm" svg:y="1.296cm">
          <draw:text-box>
            <text:p text:style-name="P1">Hello world</text:p>
          </draw:text-box>
        </draw:frame>
        <draw:frame draw:style-name="gr1" draw:text-style-name="P2" xml:id="id4" draw:id="id4" draw:layer="layout" svg:width="5.08cm" svg:height="1.27cm" svg:x="1.289cm" svg:y="8.918cm">
          <draw:text-box>
            <text:p text:style-name="P1">Intro</text:p>
          </draw:text-box>
        </draw:frame>
        <draw:connector draw:style-name="gr2" draw:text-style-name="P3" draw:layer="layout" draw:type="curve" svg:x1="3.829cm" svg:y1="2.566cm" svg:x2="3.829cm" svg:y2="3.963cm" draw:start-shape="id1" draw:start-glue-point="2" draw:end-shape="id2" draw:end-glue-point="0" svg:d="M3829 2566v1397" svg:viewBox="0 0 1 1398">
          <text:p/>
        </draw:connector>
        <draw:frame draw:style-name="gr1" draw:text-style-name="P2" xml:id="id3" draw:id="id3" draw:layer="layout" svg:width="5.08cm" svg:height="1.27cm" svg:x="1.289cm" svg:y="6.503cm">
          <draw:text-box>
            <text:p text:style-name="P1">Snake</text:p>
          </draw:text-box>
        </draw:frame>
        <draw:connector draw:style-name="gr2" draw:text-style-name="P3" draw:layer="layout" draw:type="curve" svg:x1="3.829cm" svg:y1="5.233cm" svg:x2="3.829cm" svg:y2="6.503cm" draw:start-shape="id2" draw:start-glue-point="2" draw:end-shape="id3" draw:end-glue-point="0" svg:d="M3829 5233v1270" svg:viewBox="0 0 1 1271">
          <text:p/>
        </draw:connector>
        <draw:frame draw:style-name="gr3" draw:text-style-name="P5" xml:id="id5" draw:id="id5" draw:layer="layout" svg:width="10.16cm" svg:height="1.27cm" svg:x="1.289cm" svg:y="10.186cm">
          <draw:text-box>
            <text:p text:style-name="P4">Breakout</text:p>
          </draw:text-box>
        </draw:frame>
        <draw:connector draw:style-name="gr2" draw:text-style-name="P3" draw:layer="layout" draw:type="curve" svg:x1="3.829cm" svg:y1="7.773cm" svg:x2="3.829cm" svg:y2="8.918cm" draw:start-shape="id3" draw:start-glue-point="2" draw:end-shape="id4" draw:end-glue-point="0" svg:d="M3829 7773v1145" svg:viewBox="0 0 1 1146">
          <text:p/>
        </draw:connector>
        <draw:frame draw:style-name="gr1" draw:text-style-name="P2" xml:id="id6" draw:id="id6" draw:layer="layout" svg:width="5.08cm" svg:height="1.27cm" svg:x="2.54cm" svg:y="13.97cm">
          <draw:text-box>
            <text:p text:style-name="P1">Tetris</text:p>
          </draw:text-box>
        </draw:frame>
        <draw:connector draw:style-name="gr2" draw:text-style-name="P3" draw:layer="layout" draw:type="curve" svg:x1="6.369cm" svg:y1="11.456cm" svg:x2="5.08cm" svg:y2="13.97cm" draw:start-shape="id5" draw:start-glue-point="2" draw:end-shape="id6" draw:end-glue-point="0" svg:d="M6369 11456c0 1885-1289 629-1289 2514" svg:viewBox="0 0 1290 2515">
          <text:p/>
        </draw:connector>
        <draw:frame draw:style-name="gr1" draw:text-style-name="P2" xml:id="id9" draw:id="id9" draw:layer="layout" svg:width="10.16cm" svg:height="1.27cm" svg:x="1.27cm" svg:y="17.78cm">
          <draw:text-box>
            <text:p text:style-name="P1">Minesweeper</text:p>
          </draw:text-box>
        </draw:frame>
        <draw:connector draw:style-name="gr2" draw:text-style-name="P3" draw:layer="layout" draw:type="curve" svg:x1="5.08cm" svg:y1="15.24cm" svg:x2="3.81cm" svg:y2="16.51cm" draw:start-shape="id6" draw:start-glue-point="2" draw:end-shape="id7" draw:end-glue-point="0" svg:d="M5080 15240c0 952-1270 318-1270 1270" svg:viewBox="0 0 1271 1271">
          <text:p/>
        </draw:connector>
        <draw:frame draw:style-name="gr1" draw:text-style-name="P2" xml:id="id2" draw:id="id2" draw:layer="layout" svg:width="5.08cm" svg:height="1.27cm" svg:x="1.289cm" svg:y="3.963cm">
          <draw:text-box>
            <text:p text:style-name="P1">Bouncy ball</text:p>
          </draw:text-box>
        </draw:frame>
        <draw:frame draw:style-name="gr1" draw:text-style-name="P2" xml:id="id8" draw:id="id8" draw:layer="layout" svg:width="5.08cm" svg:height="1.27cm" svg:x="6.369cm" svg:y="8.916cm">
          <draw:text-box>
            <text:p text:style-name="P1">Fail</text:p>
          </draw:text-box>
        </draw:frame>
        <draw:connector draw:style-name="gr4" draw:text-style-name="P3" draw:layer="layout" draw:type="curve" draw:line-skew="0.582cm -0.607cm" svg:x1="11.449cm" svg:y1="10.821cm" svg:x2="8.909cm" svg:y2="8.916cm" draw:start-shape="id5" draw:start-glue-point="1" draw:end-shape="id8" draw:end-glue-point="0" svg:d="M11449 10821c1624 0 1354-1507 313-2399s-2853-1168-2853 494" svg:viewBox="0 0 3697 3112">
          <text:p/>
        </draw:connector>
        <draw:connector draw:style-name="gr4" draw:text-style-name="P3" draw:layer="layout" draw:type="curve" draw:line-skew="0cm -0.189cm" svg:x1="11.449cm" svg:y1="9.551cm" svg:x2="3.829cm" svg:y2="3.963cm" draw:start-shape="id8" draw:start-glue-point="1" draw:end-shape="id2" draw:end-glue-point="0" svg:d="M11449 9551c751 0 627-3139-1466-4795s-6154-1828-6154-793" svg:viewBox="0 0 8041 6234">
          <text:p/>
        </draw:connector>
        <draw:frame draw:style-name="gr5" draw:text-style-name="P2" xml:id="id10" draw:id="id10" draw:layer="layout" svg:width="5.08cm" svg:height="1.244cm" svg:x="3.81cm" svg:y="20.346cm">
          <draw:text-box>
            <text:p text:style-name="P1">Ending</text:p>
          </draw:text-box>
        </draw:frame>
        <draw:connector draw:style-name="gr2" draw:text-style-name="P3" draw:layer="layout" draw:type="curve" svg:x1="6.35cm" svg:y1="19.05cm" svg:x2="6.35cm" svg:y2="20.346cm" draw:start-shape="id9" draw:start-glue-point="2" draw:end-shape="id10" draw:end-glue-point="0" svg:d="M6350 19050v1296" svg:viewBox="0 0 1 1297">
          <text:p/>
        </draw:connector>
        <draw:connector draw:style-name="gr4" draw:text-style-name="P3" draw:layer="layout" draw:type="curve" draw:line-skew="7.921cm -0.328cm" svg:x1="8.89cm" svg:y1="20.968cm" svg:x2="3.829cm" svg:y2="3.963cm" draw:start-shape="id10" draw:start-glue-point="1" draw:end-shape="id2" draw:end-glue-point="0" svg:d="M8890 20968c12633 0 10527-8917 6104-13479s-11165-4769-11165-3526" svg:viewBox="0 0 14601 17659">
          <text:p/>
        </draw:connector>
        <draw:frame draw:style-name="gr1" draw:text-style-name="P2" xml:id="id7" draw:id="id7" draw:layer="layout" svg:width="5.08cm" svg:height="1.27cm" svg:x="1.27cm" svg:y="16.51cm">
          <draw:text-box>
            <text:p text:style-name="P1">Intro</text:p>
          </draw:text-box>
        </draw:frame>
        <draw:frame draw:style-name="gr1" draw:text-style-name="P2" xml:id="id11" draw:id="id11" draw:layer="layout" svg:width="5.08cm" svg:height="1.27cm" svg:x="6.35cm" svg:y="16.51cm">
          <draw:text-box>
            <text:p text:style-name="P1">Fail</text:p>
          </draw:text-box>
        </draw:frame>
        <draw:connector draw:style-name="gr4" draw:text-style-name="P3" draw:layer="layout" draw:type="curve" draw:line-skew="0.709cm -0.538cm" svg:x1="11.43cm" svg:y1="18.415cm" svg:x2="8.89cm" svg:y2="16.51cm" draw:start-shape="id9" draw:start-glue-point="1" draw:end-shape="id11" draw:end-glue-point="0" svg:d="M11430 18415c1815 0 1513-1472 424-2338s-2964-1125-2964 433" svg:viewBox="0 0 3842 3032">
          <text:p/>
        </draw:connector>
        <draw:connector draw:style-name="gr4" draw:text-style-name="P3" draw:layer="layout" draw:type="curve" draw:line-skew="2.015cm -0.3cm" svg:x1="11.43cm" svg:y1="17.145cm" svg:x2="3.829cm" svg:y2="3.963cm" draw:start-shape="id11" draw:start-glue-point="1" draw:end-shape="id2" draw:end-glue-point="0" svg:d="M11430 17145c3774 0 3146-6992 302-10588s-7903-3795-7903-2594" svg:viewBox="0 0 10236 13844">
          <text:p/>
        </draw:connector>
        <draw:connector draw:style-name="gr6" draw:text-style-name="P3" xml:id="id12" draw:id="id12" draw:layer="layout" draw:type="curve" svg:x1="6.35cm" svg:y1="22.886cm" svg:x2="6.35cm" svg:y2="22.886cm" svg:d="M6350 22886z" svg:viewBox="0 0 1 1">
          <text:p/>
        </draw:connector>
        <draw:connector draw:style-name="gr2" draw:text-style-name="P3" draw:layer="layout" draw:type="curve" svg:x1="6.35cm" svg:y1="21.59cm" svg:x2="6.35cm" svg:y2="22.886cm" draw:start-shape="id10" draw:start-glue-point="2" draw:end-shape="id12" draw:end-glue-point="0" svg:d="M6350 21590v1296" svg:viewBox="0 0 1 1297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18.897cm" fo:page-height="84.09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4T18:07:12.159294869</meta:creation-date>
    <dc:date>2021-12-04T21:32:21.103828853</dc:date>
    <meta:editing-duration>PT3M27S</meta:editing-duration>
    <meta:editing-cycles>1</meta:editing-cycles>
    <meta:document-statistic meta:object-count="24"/>
    <meta:generator>LibreOffice/6.4.7.2$Linux_X86_64 LibreOffice_project/40$Build-2</meta:generator>
  </office:meta>
</office:document-meta>
</file>